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3950000023835E0E5F7DBD3C2F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ing_20_1">
      <style:text-properties officeooo:paragraph-rsid="0010ecf7"/>
    </style:style>
    <style:style style:name="P3" style:family="paragraph" style:parent-style-name="Heading_20_1">
      <style:paragraph-properties fo:break-before="page"/>
      <style:text-properties officeooo:paragraph-rsid="0010ecf7"/>
    </style:style>
    <style:style style:name="P4" style:family="paragraph" style:parent-style-name="Heading_20_1">
      <style:paragraph-properties fo:margin-top="0.1307in" fo:margin-bottom="0.0807in" loext:contextual-spacing="false"/>
      <style:text-properties officeooo:paragraph-rsid="0011104d"/>
    </style:style>
    <style:style style:name="P5" style:family="paragraph" style:parent-style-name="Text_20_body" style:list-style-name="L1">
      <style:text-properties officeooo:paragraph-rsid="0010ecf7"/>
    </style:style>
    <style:style style:name="P6" style:family="paragraph" style:parent-style-name="Text_20_body" style:list-style-name="L1">
      <style:text-properties officeooo:paragraph-rsid="0011104d"/>
    </style:style>
    <style:style style:name="P7" style:family="paragraph" style:parent-style-name="Text_20_body" style:list-style-name="L1">
      <style:text-properties officeooo:rsid="0010ecf7" officeooo:paragraph-rsid="0010ecf7"/>
    </style:style>
    <style:style style:name="P8" style:family="paragraph" style:parent-style-name="Text_20_body" style:list-style-name="L1">
      <style:text-properties officeooo:rsid="0010ecf7" officeooo:paragraph-rsid="0011104d"/>
    </style:style>
    <style:style style:name="P9" style:family="paragraph" style:parent-style-name="Title">
      <style:text-properties style:font-name="Ubuntu1" fo:font-size="28pt" fo:font-weight="bold" officeooo:rsid="000de58b" officeooo:paragraph-rsid="0010ecf7" style:font-name-asian="Noto Sans S Chinese Regular" style:font-size-asian="28pt" style:font-weight-asian="bold" style:font-name-complex="Noto Sans Devanagari" style:font-size-complex="28pt" style:font-weight-complex="bold"/>
    </style:style>
    <style:style style:name="T1" style:family="text">
      <style:text-properties officeooo:rsid="0010ecf7"/>
    </style:style>
    <style:style style:name="T2" style:family="text">
      <style:text-properties style:font-name="Ubuntu" fo:font-size="18.2000007629395pt" fo:font-weight="bold" officeooo:rsid="00102648" style:font-name-asian="Noto Sans S Chinese Regular" style:font-size-asian="18.2000007629395pt" style:font-weight-asian="bold" style:font-name-complex="Noto Sans Devanagari" style:font-size-complex="18.2000007629395pt" style:font-weight-complex="bold"/>
    </style:style>
    <style:style style:name="T3" style:family="text">
      <style:text-properties style:font-name="Ubuntu" fo:font-size="18.2000007629395pt" fo:font-weight="bold" officeooo:rsid="0010ecf7" style:font-name-asian="Noto Sans S Chinese Regular" style:font-size-asian="18.2000007629395pt" style:font-weight-asian="bold" style:font-name-complex="Noto Sans Devanagari" style:font-size-complex="18.2000007629395pt" style:font-weight-complex="bold"/>
    </style:style>
    <style:style style:name="T4" style:family="text">
      <style:text-properties style:font-name="Ubuntu" fo:font-size="18.2000007629395pt" fo:font-weight="bold" officeooo:rsid="0011104d" style:font-name-asian="Noto Sans S Chinese Regular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officeooo:rsid="00102648"/>
    </style:style>
    <style:style style:name="T6" style:family="text">
      <style:text-properties officeooo:rsid="0011104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2">S</text:span><text:span text:style-name="T3">tatus: läuft</text:span></text:h>
      <text:list xml:id="list188803111" text:style-name="L1">
        <text:list-item>
          <text:p text:style-name="P8">Läuft die Maschine noch? Bitte warten!</text:p>
        </text:list-item>
        <text:list-item>
          <text:p text:style-name="P8"><text:span text:style-name="T6">D</text:span>u darfst dein Geschirr auf der Arbeitsfläche über der Spülmaschine zwischenparken.</text:p>
          <text:p text:style-name="P5"/>
        </text:list-item>
      </text:list>
      <text:h text:style-name="P4" text:outline-level="1"><text:span text:style-name="T4">Status: ist sauber</text:span></text:h>
      <text:list xml:id="list231433587714163" text:continue-numbering="true" text:style-name="L1">
        <text:list-item>
          <text:p text:style-name="P6"><text:span text:style-name="T1">Ist die Maschine fertig gelaufen? Dann räum bitte das saubere Geschirr in die Schränke.</text:span></text:p>
        </text:list-item>
        <text:list-item>
          <text:p text:style-name="P1">Wenn die Maschine komplett leer geräumt wurde, dreh diesen Zettel um.</text:p>
        </text:list-item>
      </text:list>
      <text:h text:style-name="P3" text:outline-level="1"><text:span text:style-name="T2">S</text:span><text:span text:style-name="T3">tatus: collect / ist dreckig</text:span></text:h>
      <text:list xml:id="list231433671182428" text:continue-numbering="true" text:style-name="L1">
        <text:list-item>
          <text:p text:style-name="P5"><text:span text:style-name="T5">Bitte räum dein dreckiges Geschirr in die Maschine.</text:span></text:p>
        </text:list-item>
        <text:list-item>
          <text:p text:style-name="P5"><text:span text:style-name="T1">Sollte noch dreckiges Geschirr von anderen auf der Arbeitsfläche über der Maschine stehen, farme Karma und räum es gleich mit ein.</text:span></text:p>
        </text:list-item>
        <text:list-item>
          <text:p text:style-name="P7">Wenn die Spülmaschine voll ist, schalte Sie bitte ein und dreh diesen Zettel um!</text:p>
        </text:list-item>
        <text:list-item>
          <text:p text:style-name="P7">Spülmaschinentabs finden sich unter der Spüle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 style:master-page-name="">
      <style:paragraph-properties fo:margin-top="0.1665in" fo:margin-bottom="0.0835in" loext:contextual-spacing="false" style:page-number="auto" fo:keep-with-next="always"/>
      <style:text-properties style:font-name="Ubuntu" fo:font-family="Ubuntu" style:font-style-name="Regular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1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class="extra" style:master-page-name="">
      <style:paragraph-properties fo:margin-top="0in" fo:margin-bottom="0.0799in" loext:contextual-spacing="false" style:page-number="auto"/>
      <style:text-properties style:font-name="Liberation Serif1" fo:font-family="'Liberation Serif'" style:font-style-name="Regular" style:font-family-generic="roman" style:font-pitch="variable" officeooo:rsid="000de58b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style:font-name="Ubuntu1" fo:font-size="28pt" fo:font-weight="bold" officeooo:rsid="000de58b" officeooo:paragraph-rsid="0010ecf7" style:font-name-asian="Noto Sans S Chinese Regular" style:font-size-asian="28pt" style:font-weight-asian="bold" style:font-name-complex="Noto Sans Devanagari" style:font-size-complex="28pt" style:font-weight-complex="bold"/>
    </style:style>
    <style:style style:name="MT1" style:family="text">
      <style:text-properties officeooo:rsid="0010ecf7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7874in" fo:margin-bottom="0.7874in" fo:margin-left="1.5in" fo:margin-right="1.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>
          <style:column style:rel-width="32961*" fo:start-indent="0in" fo:end-indent="0.1173in"/>
          <style:column style:rel-width="32574*" fo:start-indent="0.1173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8.1063in" svg:y="6.2008in" svg:width="1.3484in" svg:height="0.8354in" draw:z-index="1"><draw:image xlink:href="Pictures/10000201000003950000023835E0E5F7DBD3C2F9.png" xlink:type="simple" xlink:show="embed" xlink:actuate="onLoad" loext:mime-type="image/png"/></draw:frame>S<text:span text:style-name="MT1">pülmaschine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20T23:03:36.578562315</meta:creation-date>
    <dc:title>Openlab Infos</dc:title>
    <meta:editing-duration>PT10M55S</meta:editing-duration>
    <meta:editing-cycles>3</meta:editing-cycles>
    <meta:generator>LibreOffice/6.3.5.2$Linux_X86_64 LibreOffice_project/30$Build-2</meta:generator>
    <dc:date>2020-09-20T23:14:32.040804198</dc:date>
    <meta:document-statistic meta:table-count="0" meta:image-count="1" meta:object-count="0" meta:page-count="2" meta:paragraph-count="13" meta:word-count="111" meta:character-count="665" meta:non-whitespace-character-count="575"/>
  </office:meta>
</office:document-meta>
</file>